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variant="normal" fo:text-transform="none" fo:color="#4d5156" style:font-name="Roboto" fo:font-size="10.5pt" fo:letter-spacing="normal" fo:font-style="normal" fo:font-weight="normal"/>
    </style:style>
    <style:style style:name="T5"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3">At the door was his computer language coach. Mr. Eakman. (</text:span><text:span text:style-name="T4">Don </text:span><text:span text:style-name="Emphasis"><text:span text:style-name="T5">Eakman</text:span></text:span> <text:span text:style-name="T3">)</text:span></text:p>
      <text:p text:style-name="Standard"><text:span text:style-name="T3"/></text:p>
      <text:p text:style-name="Standard"><text:span text:style-name="T3">“Hello Don. How are the cattle?” Asked his father with a smile and a refrain into a quiet tune he whistled as he listened. </text:span></text:p>
      <text:p text:style-name="Standard"><text:span text:style-name="T3"/></text:p>
      <text:p text:style-name="Standard"><text:span text:style-name="T3">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3">wore rough leathers, and a cattleman's jacket and smelled of sweat and old fashioned asftershave and the fur of animals. Daginal could remember that combination like it was yesterday, it was the smell of learning and of goldhorde's birth. </text:span></text:p>
      <text:p text:style-name="Standard"><text:span text:style-name="T3"/></text:p>
      <text:p text:style-name="Standard"><text:span text:style-name="T3"/></text:p>
      <text:p text:style-name="Standard"><text:span text:style-name="T3">How's he coming? Asked Dad Kastligar. </text:span></text:p>
      <text:p text:style-name="Standard"><text:span text:style-name="T3"/></text:p>
      <text:p text:style-name="Standard"><text:span text:style-name="T3">“The young man shows real promise. He's been crafting some pretty spectacular programs.” He tucked his hat beneath his arm, and smoothed the thin hair on his head sideways. Then took a bite of the crunchy pastry, with one hand beneath his mouth to catch the crumbs. </text:span></text:p>
      <text:p text:style-name="Standard"><text:span text:style-name="T3"/></text:p>
      <text:p text:style-name="Standard"><text:span text:style-name="T3">“It's beyond me. What the two of you can do. We never had these things when I was a kid.”</text:span></text:p>
      <text:p text:style-name="Standard"><text:span text:style-name="T3"/></text:p>
      <text:p text:style-name="Standard"><text:span text:style-name="T3">“I know what you mean. It took me years of hard work as an adult to learn what he's picking up in a few weeks.”<text:line-break/><text:line-break/>“That's why we do this now isn't it.”</text:span></text:p>
      <text:p text:style-name="Standard"><text:span text:style-name="T3"/></text:p>
      <text:p text:style-name="Standard"><text:span text:style-name="T3">“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span></text:p>
      <text:p text:style-name="Standard"><text:span text:style-name="T3"/></text:p>
      <text:p text:style-name="Standard"><text:span text:style-name="T3">“It's a good life sir. Better than anything I could have had in Galarad.” </text:span></text:p>
      <text:p text:style-name="Standard"><text:span text:style-name="T3"/></text:p>
      <text:p text:style-name="Standard"><text:span text:style-name="T3">“Good Don. Good.” And he knoded </text:span></text:p>
      <text:p text:style-name="Standard"><text:span text:style-name="T3"/></text:p>
      <text:p text:style-name="Standard"><text:span text:style-name="T3">“Mamn thank you for that treat.” Said Don as he wiped the crumbs from his face. Mother had watched hungrily as he had eaten, as if she got some secret joy from watching others eat the things she would never touch. </text:span></text:p>
      <text:p text:style-name="Standard"><text:span text:style-name="T3"/></text:p>
      <text:p text:style-name="Standard"><text:span text:style-name="T3">“I'm so glad you liked it. Here have another!” <text:s/>and she proffered the tray again. “Yes just so glad to have such a wonderful teacher. Everyone says you're just the best.” </text:span></text:p>
      <text:p text:style-name="Standard"><text:span text:style-name="T3"/></text:p>
      <text:p text:style-name="Standard"><text:span text:style-name="T3">“I couldn't possibly.” He held up a rough hand. “I'm not the best. But what you're doing makes it possible for good things to grow. Your investment in me. Paying for the students tuition. It's another garden you're growing. We'll have a strong technical sector here in a generation or two.”</text:span></text:p>
      <text:p text:style-name="Standard"><text:span text:style-name="T3"/></text:p>
      <text:p text:style-name="Standard"><text:span text:style-name="T3">“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span></text:p>
      <text:p text:style-name="Standard"><text:span text:style-name="T3"/></text:p>
      <text:p text:style-name="Standard"><text:span text:style-name="T3">“Sure make land prices attractive in the future.” Said Don. Father smiled. Glad the man could see what he was doing for him. Certain that gratitude and loyalty was growing here. </text:span></text:p>
      <text:p text:style-name="Standard"><text:soft-page-break/><text:span text:style-name="T3">“Well- daylight is burning young man.” The three adults had looked at Daginal then. He'd picked up the remaining ship from his ruined fleet and let it hover over his shoulder. </text:span></text:p>
      <text:p text:style-name="Standard"><text:span text:style-name="T3"/></text:p>
      <text:p text:style-name="Standard"><text:span text:style-name="T3">“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span></text:p>
      <text:p text:style-name="Standard"><text:span text:style-name="T3"/></text:p>
      <text:p text:style-name="Standard"><text:span text:style-name="T3">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span></text:p>
      <text:p text:style-name="Standard"><text:span text:style-name="T3"/></text:p>
      <text:p text:style-name="Standard"><text:span text:style-name="T3">The house was a big low slung ranch style with a big deck made of overhanging beams and rough cut pine wood flooring. Katty- Eakman's Brito-Dutch girlfriend was standing on the portch when they got there. The big bike rumbled up to the structure and Daginal and Mr. Eakman got off. </text:span></text:p>
      <text:p text:style-name="Standard"><text:span text:style-name="T3"/></text:p>
      <text:p text:style-name="Standard"><text:span text:style-name="T3">“Eh you boy. 'Ow you doin' now des days?” Daginal liked the way she talked in thick accented english, spicy like the island world she was from and the silk hankercheifs she always wore with wild patterns, that contrasted her white work shirts. and the way she worked hard with Mr. Eakman and could tie cattle or ride the big sawhead just as well as he could. </text:span></text:p>
      <text:p text:style-name="Standard"><text:span text:style-name="T3"/></text:p>
      <text:p text:style-name="Standard"><text:span text:style-name="T3">“I lost my fleet. My grandpa beat me.” </text:span></text:p>
      <text:p text:style-name="Standard"><text:span text:style-name="T3"/></text:p>
      <text:p text:style-name="Standard"><text:span text:style-name="T3">“Young 'aptain done lost his fleet. Well what's that one I see flotin' round ya shoulda ten boy.”</text:span></text:p>
      <text:p text:style-name="Standard"><text:span text:style-name="T3"/></text:p>
      <text:p text:style-name="Standard"><text:span text:style-name="T3">Daginal walked up the dusty steps of the ranch house and Katty and he both looked at the model ship that patrolled the length of the deck. Mr. Eakman listened as he unloaded armfuls of tech from the big saddle bags on the bike. </text:span></text:p>
      <text:p text:style-name="Standard"><text:span text:style-name="T3"/></text:p>
      <text:p text:style-name="Standard"><text:span text:style-name="T3">“That's my Black Fleet Barracuda. I'd never bet that one. It's my favorite.”</text:span></text:p>
      <text:p text:style-name="Standard"><text:span text:style-name="T3"/></text:p>
      <text:p text:style-name="Standard"><text:span text:style-name="T3">Katty looked the ship over as it floated past her. <text:s/></text:span></text:p>
      <text:p text:style-name="Standard"><text:span text:style-name="T3"/></text:p>
      <text:p text:style-name="Standard"><text:span text:style-name="T3">“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span></text:p>
      <text:p text:style-name="Standard"><text:span text:style-name="T3"/></text:p>
      <text:p text:style-name="Standard"><text:span text:style-name="T3">Katty's eyes looked cold even though her face was still smiling. “Looks like the ship that done came to </text:span><text:soft-page-break/><text:span text:style-name="T3">my homeworld.” Don looked at her with a momentary concern, crouched by the saddlebags, his eyes searching for something that might hurt her, ready to spring if it did. Then she smiled and looked at him, then Daginal. </text:span></text:p>
      <text:p text:style-name="Standard"><text:span text:style-name="T3"/></text:p>
      <text:p text:style-name="Standard"><text:span text:style-name="T3">“You haven't lost anything if you's still got your Baracuda, young Kastligar. That ship's your whole fleet again over. Just play smart. I hears theyre's lots o you young captains play outside the library saturday nights.” </text:span></text:p>
      <text:p text:style-name="Standard"><text:span text:style-name="T3"/></text:p>
      <text:p text:style-name="Standard"><text:span text:style-name="T3">Daginal got all screwed up, arms close to his body, like he was ready to jump he was so excited to talk ships and battles with Katty. But Mr. Eakman interupped. </text:span></text:p>
      <text:p text:style-name="Standard"><text:span text:style-name="T3"/></text:p>
      <text:p text:style-name="Standard"><text:span text:style-name="T3">“You two can talk about fleets and ships after your lesson. Come help me with these boards <text:s/>Young Mr. Kastligar.”</text:span></text:p>
      <text:p text:style-name="Standard"><text:span text:style-name="T3"/></text:p>
      <text:p text:style-name="Standard"><text:span text:style-name="T3">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span></text:p>
      <text:p text:style-name="Standard"><text:span text:style-name="T3"/></text:p>
      <text:p text:style-name="Standard"><text:span text:style-name="T3">“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span></text:p>
      <text:p text:style-name="Standard"><text:span text:style-name="T3"/></text:p>
      <text:p text:style-name="Standard"><text:span text:style-name="T3">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span></text:p>
      <text:p text:style-name="Standard"><text:span text:style-name="T3"/></text:p>
      <text:p text:style-name="Standard"><text:span text:style-name="T3">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span></text:p>
      <text:p text:style-name="Standard"><text:span text:style-name="T3"/></text:p>
      <text:p text:style-name="Standard"><text:soft-page-break/><text:span text:style-name="T3">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span></text:p>
      <text:p text:style-name="Standard"><text:span text:style-name="T3"/></text:p>
      <text:p text:style-name="Standard"><text:span text:style-name="T3">“Polymorphism” Said Mr. Eakman. “It is greek. Means many forms. And it is one of the most powerful lessons you can learn in programming.” Ship battling had everyone's attention, and Mr. Eakman knew it. So he used it in the lesson today to keep everyone's attention.</text:span></text:p>
      <text:p text:style-name="Standard"><text:span text:style-name="T3"/></text:p>
      <text:p text:style-name="Standard"><text:span text:style-name="T3">“To teach you what I mean- let's have a quick 1v1 ship battle shall we?” He stood at the furthest end of the shipping container and a battle ground projected onto the space above the work benches. </text:span></text:p>
      <text:p text:style-name="Standard"><text:span text:style-name="T3"/></text:p>
      <text:p text:style-name="Standard"><text:span text:style-name="T3">Everyone chattered with delight. Games durring school! </text:span></text:p>
      <text:p text:style-name="Standard"><text:span text:style-name="T3"/></text:p>
      <text:p text:style-name="Standard"><text:span text:style-name="T3">Mr. Jardine. Would you like to choose a ship? Mr. Eakman couldn't afford to have real models, so he projected them. It was a cheaper way to have access to the whole array of ships- but projector players couldn't win real models. Bray-D scoffed.</text:span></text:p>
      <text:p text:style-name="Standard"><text:span text:style-name="T3"/></text:p>
      <text:p text:style-name="Standard"><text:span text:style-name="T3">“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span></text:p>
      <text:p text:style-name="Standard"><text:span text:style-name="T3"/></text:p>
      <text:p text:style-name="Standard"><text:span text:style-name="T3">“You lost your chance Mr. Jardine. I'm sure Mr. Hashim will do well.” Brady leaned his chair petulantly against the back wall with his arms folded. <text:line-break/><text:line-break/>“Damn Pakani won't even get it out of the landing pad” he mumbled under his breath. </text:span></text:p>
      <text:p text:style-name="Standard"><text:span text:style-name="T3"/></text:p>
      <text:p text:style-name="Standard"><text:span text:style-name="T3">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span></text:p>
      <text:p text:style-name="Standard"><text:soft-page-break/><text:span text:style-name="T3"/></text:p>
      <text:p text:style-name="Standard"><text:span text:style-name="T3">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span></text:p>
      <text:p text:style-name="Standard"><text:span text:style-name="T3"/></text:p>
      <text:p text:style-name="Standard"><text:span text:style-name="T3">“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span></text:p>
      <text:p text:style-name="Standard"><text:span text:style-name="T3"/></text:p>
      <text:p text:style-name="Standard"><text:span text:style-name="T3">“Pick a Baracuda” whispered Daginal.</text:span></text:p>
      <text:p text:style-name="Standard"><text:span text:style-name="T3"/></text:p>
      <text:p text:style-name="Standard"><text:span text:style-name="T3">Hashim looked at him over his shoulder. “Exactly Mr. Daginal. A fine strategy.” Hashim quick scrolled through the ships, hulls wizzing by until he landed on the angular and angry maw of the Baracuda. </text:span></text:p>
      <text:p text:style-name="Standard"><text:span text:style-name="T3"/></text:p>
      <text:p text:style-name="Standard"><text:span text:style-name="T3">Player Two Selected! Said the announcer. And the battle field came to life above their heads. <text:s/></text:span></text:p>
      <text:p text:style-name="Standard"><text:span text:style-name="T3"/></text:p>
      <text:p text:style-name="Standard"><text:span text:style-name="T3">It was a common field. A star burned in the distance, a blue ice giant rotated in the foreground. A belt of asteroids, thick with mining equipment and freighter traffic ringed the star in the medium range. </text:span></text:p>
      <text:p text:style-name="Standard"><text:span text:style-name="T3"/></text:p>
      <text:p text:style-name="Standard"><text:span text:style-name="T3">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span></text:p>
      <text:p text:style-name="Standard"><text:span text:style-name="T3"/></text:p>
      <text:p text:style-name="Standard"><text:span text:style-name="T3">Next the camera moved to Hashim's ship. It raced past the asteroids the Orien hung in to the moon of the gas giant where the Tooth filled grimace of the Baracuda waited to pounce. </text:span></text:p>
      <text:p text:style-name="Standard"><text:span text:style-name="T3"/></text:p>
      <text:p text:style-name="Standard"><text:span text:style-name="T3">“An Orien?!” Said Bray-D his voice cracking as he spoke. “You sure don't know your ships. Maybe if we were playing the antique historical.” </text:span></text:p>
      <text:p text:style-name="Standard"><text:span text:style-name="T3"/></text:p>
      <text:p text:style-name="Standard"><text:span text:style-name="T3">Mr. Eakman's turn was first. He manuvered away from the asteroid field and out into open space. His ship moved at a diaganol from Hashim's closer to the sun, imperceptivly as the space was vast and open. He relinquished his turn and the view of the battlefield was shown from a huge zoom out,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nd they saluted. The guns, big enough they would not have been out of place mounted to a small fighter, were permanently affixed to the underside of their arm armor. The troop of dreadnoughts loaded into angular projectiles, which bristled the barracuda's mouth like teeth. </text:span></text:p>
      <text:p text:style-name="Standard"><text:span text:style-name="T3"/></text:p>
      <text:p text:style-name="Standard"><text:span text:style-name="T3">His boarding troops ready and ship in hot pursuit, Hashim gave his turn up. As the turn went to the teacher his heads up display came into view. </text:span></text:p>
      <text:p text:style-name="Standard"><text:span text:style-name="T3"/></text:p>
      <text:p text:style-name="Standard"><text:span text:style-name="T3">The class could see Mr. Eakman wasn't even pushing his ship away at full speed. It doddered along at half thrust. The class chattered. Anyone knew the only stratigy would be to use the distance and pick </text:span><text:soft-page-break/><text:span text:style-name="T3">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Standard"><text:span text:style-name="T3"/></text:p>
      <text:p text:style-name="Standard"><text:span text:style-name="T3">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span></text:p>
      <text:p text:style-name="Standard"><text:span text:style-name="T3"/></text:p>
      <text:p text:style-name="Standard"><text:span text:style-name="T3">The outside of the shipping container made a rumbling sound, like someone was rubbing a doormat against the corner of the </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text:soft-page-break/>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18T12:56:01.87</dc:date>
    <dc:creator>Blake Stanger</dc:creator>
    <meta:editing-duration>P4DT5H58M24S</meta:editing-duration>
    <meta:editing-cycles>322</meta:editing-cycles>
    <meta:generator>OpenOffice/4.1.11$Win32 OpenOffice.org_project/4111m1$Build-9808</meta:generator>
    <meta:document-statistic meta:table-count="0" meta:image-count="0" meta:object-count="0" meta:page-count="41" meta:paragraph-count="372" meta:word-count="22376" meta:character-count="123129"/>
  </office:meta>
</office:document-meta>
</file>